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354cm" fo:min-width="5.115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9.122cm" fo:min-width="11.407cm" fo:padding-top="0.177cm" fo:padding-bottom="0.177cm" fo:padding-left="0.302cm" fo:padding-right="0.302cm" draw:shadow="hidden"/>
    </style:style>
    <style:style style:name="gr3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1.902cm" fo:min-width="4.752cm" fo:padding-top="0.177cm" fo:padding-bottom="0.177cm" fo:padding-left="0.302cm" fo:padding-right="0.302cm" draw:shadow="hidden"/>
    </style:style>
    <style:style style:name="gr4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444cm" fo:min-width="4.607cm" fo:padding-top="0.177cm" fo:padding-bottom="0.177cm" fo:padding-left="0.302cm" fo:padding-right="0.302cm" draw:shadow="hidden"/>
    </style:style>
    <style:style style:name="gr5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174cm" fo:min-width="4.125cm" fo:padding-top="0.177cm" fo:padding-bottom="0.177cm" fo:padding-left="0.302cm" fo:padding-right="0.302cm" draw:shadow="hidden"/>
    </style:style>
    <style:style style:name="gr6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354cm" fo:min-width="5.518cm" fo:padding-top="0.177cm" fo:padding-bottom="0.177cm" fo:padding-left="0.302cm" fo:padding-right="0.302cm" draw:shadow="hidden"/>
    </style:style>
    <style:style style:name="gr7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10.06cm" fo:min-width="4.821cm" fo:padding-top="0.177cm" fo:padding-bottom="0.177cm" fo:padding-left="0.302cm" fo:padding-right="0.302cm" draw:shadow="hidden"/>
    </style:style>
    <style:style style:name="gr8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7.584cm" fo:min-width="5.531cm" fo:padding-top="0.177cm" fo:padding-bottom="0.177cm" fo:padding-left="0.302cm" fo:padding-right="0.302cm" draw:shadow="hidden"/>
    </style:style>
    <style:style style:name="gr9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179cm" fo:min-width="5.135cm" fo:padding-top="0.177cm" fo:padding-bottom="0.177cm" fo:padding-left="0.302cm" fo:padding-right="0.302cm" draw:shadow="hidden"/>
    </style:style>
    <style:style style:name="gr10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806cm" fo:min-width="5.067cm" fo:padding-top="0.177cm" fo:padding-bottom="0.177cm" fo:padding-left="0.302cm" fo:padding-right="0.302cm" draw:shadow="hidden"/>
    </style:style>
    <style:style style:name="gr1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4.79cm" fo:min-width="5.24cm" fo:padding-top="0.177cm" fo:padding-bottom="0.177cm" fo:padding-left="0.302cm" fo:padding-right="0.302cm" draw:shadow="hidden"/>
    </style:style>
    <style:style style:name="gr12" style:family="graphic" style:parent-style-name="standard">
      <style:graphic-properties draw:stroke="solid" draw:stroke-dash="Fine_20_Dashed" svg:stroke-width="0.1cm" svg:stroke-color="#000000" draw:marker-start-width="0.283cm" draw:marker-end-width="0.283cm" draw:stroke-linejoin="miter" svg:stroke-linecap="square" draw:fill="none" draw:fill-color="#ffffff" draw:textarea-horizontal-align="left" draw:textarea-vertical-align="top" draw:auto-grow-height="false" fo:padding-top="0.144cm" fo:padding-bottom="0.144cm" fo:padding-left="0.264cm" fo:padding-right="0.264cm" fo:wrap-option="wrap" draw:shadow-color="#1c1c1c"/>
    </style:style>
    <style:style style:name="gr13" style:family="graphic" style:parent-style-name="standard">
      <style:graphic-properties draw:stroke="solid" draw:stroke-dash="Fine_20_Dashed" svg:stroke-width="0.113cm" svg:stroke-color="#000000" draw:marker-start-width="0.301cm" draw:marker-end-width="0.301cm" draw:stroke-linejoin="miter" svg:stroke-linecap="square" draw:fill="none" draw:fill-color="#ffffff" draw:textarea-horizontal-align="left" draw:textarea-vertical-align="top" draw:auto-grow-height="false" fo:padding-top="0.149cm" fo:padding-bottom="0.149cm" fo:padding-left="0.269cm" fo:padding-right="0.269cm" fo:wrap-option="wrap" draw:shadow-color="#1c1c1c"/>
    </style:style>
    <style:style style:name="gr14" style:family="graphic" style:parent-style-name="standard">
      <style:graphic-properties draw:stroke="dash" draw:stroke-dash="Fine_20_Dashed" svg:stroke-width="0.1cm" svg:stroke-color="#000000" draw:marker-start-width="0.283cm" draw:marker-end-width="0.283cm" draw:stroke-linejoin="miter" svg:stroke-linecap="square" draw:fill="none" draw:fill-color="#ffffff" draw:textarea-horizontal-align="left" draw:textarea-vertical-align="top" draw:auto-grow-height="false" fo:padding-top="0.144cm" fo:padding-bottom="0.144cm" fo:padding-left="0.264cm" fo:padding-right="0.264cm" fo:wrap-option="wrap" draw:shadow-color="#1c1c1c"/>
    </style:style>
    <style:style style:name="gr15" style:family="graphic" style:parent-style-name="standard">
      <style:graphic-properties draw:stroke="solid" draw:stroke-dash="Fine_20_Dashed" svg:stroke-width="0.13cm" svg:stroke-color="#000000" draw:marker-start-width="0.375cm" draw:marker-end-width="0.375cm" draw:stroke-linejoin="miter" svg:stroke-linecap="square" draw:fill="none" draw:fill-color="#ffffff" draw:textarea-horizontal-align="left" draw:textarea-vertical-align="top" draw:auto-grow-height="false" fo:padding-top="0.159cm" fo:padding-bottom="0.159cm" fo:padding-left="0.279cm" fo:padding-right="0.279cm" fo:wrap-option="wrap" draw:shadow-color="#1c1c1c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Line_20_with_20_Fine_20_Dots" svg:stroke-color="#000000" draw:marker-end="CF_20_Many" draw:marker-end-width="0.3cm" draw:fill="none" draw:textarea-vertical-align="middle"/>
    </style:style>
    <style:style style:name="gr18" style:family="graphic" style:parent-style-name="standard">
      <style:graphic-properties draw:stroke="dash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0.25cm" fo:min-width="0cm"/>
    </style:style>
    <style:style style:name="gr2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1.632cm" fo:min-width="4.183cm" fo:padding-top="0.177cm" fo:padding-bottom="0.177cm" fo:padding-left="0.302cm" fo:padding-right="0.302cm" draw:shadow="hidden"/>
    </style:style>
    <style:style style:name="gr22" style:family="graphic" style:parent-style-name="standard">
      <style:graphic-properties draw:stroke="none" draw:fill="none" fo:min-height="1.41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eeeeee" draw:opacity="50%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eeeeee" draw:opacity="50%"/>
      <style:paragraph-properties fo:text-align="star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Verdana" fo:font-size="16pt" fo:language="en" fo:country="I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011cm" svg:height="3cm" draw:transform="skewX (0.0010471975511966) translate (8.148cm 2.699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esson</text:span></text:p>
          <text:p text:style-name="P1"><text:span text:style-name="T1"/></text:p>
          <text:p text:style-name="P2"><text:span text:style-name="T1"># code</text:span></text:p>
          <text:p text:style-name="P2"><text:span text:style-name="T1">*name</text:span></text:p>
          <text:p text:style-name="P2"><text:span text:style-name="T1">*typ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3.035cm" svg:height="10.5cm" draw:transform="skewX (0.00122173047639603) translate (0.665cm 14.9cm)">
          <text:p text:style-name="P1"/>
          <text:p text:style-name="P1"><text:span text:style-name="T1">Competencies</text:span></text:p>
          <text:p text:style-name="P1"><text:span text:style-name="T1">#ID</text:span></text:p>
          <text:p text:style-name="P2"><text:span text:style-name="T1"><text:s text:c="4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6cm" svg:height="2.5cm" draw:transform="skewX (0.00122173047639603) translate (6.303cm 21.1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erformance</text:span></text:p>
          <text:p text:style-name="P1"><text:span text:style-name="T1">0 Singing</text:span></text:p>
          <text:p text:style-name="P1"><text:span text:style-name="T1">0 <text:s text:c="4"/>Instrument performance</text:span></text:p>
          <text:p text:style-name="P1"><text:span text:style-name="T1">0 Adult performance classes </text:span></text:p>
          <text:p text:style-name="P1"><text:span text:style-name="T1"/></text:p>
          <text:p text:style-name="P1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13cm" svg:height="3.1cm" draw:transform="skewX (0.0010471975511966) translate (1.303cm 17.6cm)">
          <text:p text:style-name="P1"><text:span text:style-name="T1"/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12"/></text:span><text:span text:style-name="T1">Theory </text:span></text:p>
          <text:p text:style-name="P2"><text:span text:style-name="T1">0 Song Writing</text:span></text:p>
          <text:p text:style-name="P2"><text:span text:style-name="T1">0 Leaving Certificate Music</text:span></text:p>
          <text:p text:style-name="P2"><text:span text:style-name="T1">0 Composition</text:span></text:p>
          <text:p text:style-name="P2"><text:span text:style-name="T1">0 Grade Exams Syllabi</text:span></text:p>
          <text:p text:style-name="P2"><text:span text:style-name="T1">0 Adult classes in theory 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/>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001cm" svg:height="2.8cm" draw:transform="skewX (0.0010471975511966) translate (16.603cm 23cm)">
          <text:p text:style-name="P1"><text:span text:style-name="T1"/></text:p>
          <text:p text:style-name="P2"><text:span text:style-name="T1"/></text:p>
          <text:p text:style-name="P2"><text:span text:style-name="T1"><text:s text:c="2"/></text:span></text:p>
          <text:p><text:span text:style-name="T1"/></text:p>
          <text:p><text:span text:style-name="T1">KEYBOARDS</text:span></text:p>
          <text:p>Piano</text:p>
          <text:p>Keyboar<text:span text:style-name="T2">d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414cm" svg:height="3cm" draw:transform="skewX (0.0010471975511966) translate (32.089cm 1.6cm)">
          <text:p text:style-name="P1"/>
          <text:p text:style-name="P1"><text:span text:style-name="T1">Receipt</text:span></text:p>
          <text:p text:style-name="P1"><text:span text:style-name="T1"/></text:p>
          <text:p text:style-name="P2"><text:span text:style-name="T1"># code</text:span></text:p>
          <text:p text:style-name="P2"><text:span text:style-name="T1">*Amount paid</text:span></text:p>
          <text:p text:style-name="P2"><text:span text:style-name="T1">*Date-time pa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011cm" svg:height="11cm" draw:transform="skewX (0.0010471975511966) translate (15.712cm 18.5cm)">
          <text:p text:style-name="P2"><text:span text:style-name="T1"/></text:p>
          <text:p/>
          <text:p text:style-name="P2"><text:span text:style-name="T1"><text:s/></text:span></text:p>
          <text:p text:style-name="P2"><text:span text:style-name="T1"/></text:p>
          <text:p text:style-name="P2"><text:span text:style-name="T1"><text:s/>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6.797cm" svg:height="8.6cm" draw:transform="skewX (0.0010471975511966) translate (34.207cm 7cm)">
          <text:p text:style-name="P2">Student</text:p>
          <text:p text:style-name="P2">#Student ID</text:p>
          <text:p>*Surname</text:p>
          <text:p>*Forename</text:p>
          <text:p>oEmail</text:p>
          <text:p>*Phone number</text:p>
          <text:p>*Home address</text:p>
          <text:p>*Emergency contact </text:p>
          <text:p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6.011cm" svg:height="2.805cm" draw:transform="skewX (0.0010471975511966) translate (24.903cm 4.195cm)">
          <text:p text:style-name="P1"><text:span text:style-name="T1">Enrolment</text:span></text:p>
          <text:p text:style-name="P2"><text:span text:style-name="T1"># code</text:span></text:p>
          <text:p text:style-name="P2"><text:span text:style-name="T1">*Fee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6.011cm" svg:height="3.5cm" draw:transform="skewX (0.00122173047639603) translate (16.604cm 6.1cm)">
          <text:p text:style-name="P1"><text:span text:style-name="T1">Classes</text:span></text:p>
          <text:p text:style-name="P1"><text:span text:style-name="T1"/></text:p>
          <text:p text:style-name="P2"><text:span text:style-name="T1"># ID</text:span></text:p>
          <text:p text:style-name="P2"><text:span text:style-name="T1">*num registered</text:span></text:p>
          <text:p text:style-name="P2"><text:span text:style-name="T1">*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6.4cm" svg:height="5.7cm" draw:transform="skewX (0.0010471975511966) translate (1.406cm 3.8cm)">
          <text:p text:style-name="P1"><text:span text:style-name="T1">Teacher</text:span></text:p>
          <text:p text:style-name="P1"><text:span text:style-name="T1"/></text:p>
          <text:p text:style-name="P2"><text:span text:style-name="T1"># ID</text:span></text:p>
          <text:p text:style-name="P2"><text:span text:style-name="T1">* First-name</text:span></text:p>
          <text:p text:style-name="P2"><text:span text:style-name="T1">*Surname</text:span></text:p>
          <text:p text:style-name="P2"><text:span text:style-name="T1">0 Email</text:span></text:p>
          <text:p text:style-name="P2"><text:span text:style-name="T1">*Phone Number </text:span></text:p>
          <text:p text:style-name="P2"><text:span text:style-name="T1">*Address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9cm" svg:y1="10.3cm" svg:x2="19.877cm" svg:y2="9.7cm">
          <text:p/>
        </draw:line>
        <draw:line draw:style-name="gr12" draw:text-style-name="P7" draw:layer="layout" svg:x1="18.9cm" svg:y1="10.4cm" svg:x2="18.2cm" svg:y2="9.683cm">
          <text:p/>
        </draw:line>
        <draw:line draw:style-name="gr12" draw:text-style-name="P7" draw:layer="layout" svg:x1="2.8cm" svg:y1="15cm" svg:x2="2.8cm" svg:y2="9.3cm">
          <text:p/>
        </draw:line>
        <draw:line draw:style-name="gr12" draw:text-style-name="P7" draw:layer="layout" svg:x1="9.9cm" svg:y1="6.6cm" svg:x2="9.332cm" svg:y2="5.93cm">
          <text:p/>
        </draw:line>
        <draw:line draw:style-name="gr12" draw:text-style-name="P7" draw:layer="layout" svg:x1="26.879cm" svg:y1="7.1cm" svg:x2="26.2cm" svg:y2="7.6cm">
          <text:p/>
        </draw:line>
        <draw:line draw:style-name="gr13" draw:text-style-name="P7" draw:layer="layout" svg:x1="30cm" svg:y1="10.2cm" svg:x2="34.3cm" svg:y2="10.2cm">
          <text:p/>
        </draw:line>
        <draw:line draw:style-name="gr14" draw:text-style-name="P7" draw:layer="layout" svg:x1="24cm" svg:y1="24.7cm" svg:x2="21.8cm" svg:y2="24.7cm">
          <text:p/>
        </draw:line>
        <draw:line draw:style-name="gr15" draw:text-style-name="P7" draw:layer="layout" svg:x1="13.3cm" svg:y1="6.6cm" svg:x2="13.3cm" svg:y2="9.4cm">
          <text:p/>
        </draw:line>
        <draw:line draw:style-name="gr15" draw:text-style-name="P7" draw:layer="layout" svg:x1="10cm" svg:y1="5.9cm" svg:x2="10cm" svg:y2="9.2cm">
          <text:p/>
        </draw:line>
        <draw:line draw:style-name="gr15" draw:text-style-name="P7" draw:layer="layout" svg:x1="25.9cm" svg:y1="9.7cm" svg:x2="22.4cm" svg:y2="9.7cm">
          <text:p/>
        </draw:line>
        <draw:line draw:style-name="gr12" draw:text-style-name="P7" draw:layer="layout" svg:x1="14.079cm" svg:y1="5.9cm" svg:x2="13.4cm" svg:y2="6.5cm">
          <text:p/>
        </draw:line>
        <draw:line draw:style-name="gr12" draw:text-style-name="P7" draw:layer="layout" svg:x1="30.479cm" svg:y1="7cm" svg:x2="29.9cm" svg:y2="7.7cm">
          <text:p/>
        </draw:line>
        <draw:line draw:style-name="gr12" draw:text-style-name="P7" draw:layer="layout" svg:x1="13.168cm" svg:y1="6.6cm" svg:x2="12.6cm" svg:y2="5.93cm">
          <text:p/>
        </draw:line>
        <draw:line draw:style-name="gr15" draw:text-style-name="P7" draw:layer="layout" svg:x1="29.8cm" svg:y1="7cm" svg:x2="29.8cm" svg:y2="10.3cm">
          <text:p/>
        </draw:line>
        <draw:line draw:style-name="gr15" draw:text-style-name="P7" draw:layer="layout" svg:x1="26cm" svg:y1="7.1cm" svg:x2="26cm" svg:y2="9.6cm">
          <text:p/>
        </draw:line>
        <draw:line draw:style-name="gr12" draw:text-style-name="P7" draw:layer="layout" svg:x1="29.9cm" svg:y1="7.7cm" svg:x2="29.2cm" svg:y2="7.1cm">
          <text:p/>
        </draw:line>
        <draw:line draw:style-name="gr12" draw:text-style-name="P7" draw:layer="layout" svg:x1="25.868cm" svg:y1="7.67cm" svg:x2="25.3cm" svg:y2="7cm">
          <text:p/>
        </draw:line>
        <draw:line draw:style-name="gr12" draw:text-style-name="P7" draw:layer="layout" svg:x1="35.1cm" svg:y1="5.6cm" svg:x2="34.5cm" svg:y2="4.8cm">
          <text:p/>
        </draw:line>
        <draw:line draw:style-name="gr12" draw:text-style-name="P7" draw:layer="layout" svg:x1="26.3cm" svg:y1="21.3cm" svg:x2="26.9cm" svg:y2="20cm">
          <text:p/>
        </draw:line>
        <draw:line draw:style-name="gr12" draw:text-style-name="P7" draw:layer="layout" svg:x1="2.9cm" svg:y1="10cm" svg:x2="2cm" svg:y2="9.4cm">
          <text:p/>
        </draw:line>
        <draw:line draw:style-name="gr12" draw:text-style-name="P7" draw:layer="layout" svg:x1="2.9cm" svg:y1="9.9cm" svg:x2="3.8cm" svg:y2="9.486cm">
          <text:p/>
        </draw:line>
        <draw:line draw:style-name="gr13" draw:text-style-name="P7" draw:layer="layout" svg:x1="35.1cm" svg:y1="4.7cm" svg:x2="35.1cm" svg:y2="7.2cm">
          <text:p/>
        </draw:line>
        <draw:line draw:style-name="gr12" draw:text-style-name="P7" draw:layer="layout" svg:x1="24.2cm" svg:y1="24.7cm" svg:x2="24.2cm" svg:y2="20.1cm">
          <text:p/>
        </draw:line>
        <draw:line draw:style-name="gr12" draw:text-style-name="P7" draw:layer="layout" svg:x1="24.3cm" svg:y1="21.1cm" svg:x2="25.2cm" svg:y2="20cm">
          <text:p/>
        </draw:line>
        <draw:line draw:style-name="gr12" draw:text-style-name="P7" draw:layer="layout" svg:x1="26.2cm" svg:y1="21.2cm" svg:x2="25.7cm" svg:y2="20cm">
          <text:p/>
        </draw:line>
        <draw:line draw:style-name="gr12" draw:text-style-name="P7" xml:id="id1" draw:id="id1" draw:layer="layout" svg:x1="26.3cm" svg:y1="25.8cm" svg:x2="26.3cm" svg:y2="20.1cm">
          <text:p/>
        </draw:line>
        <draw:custom-shape draw:style-name="gr16" draw:text-style-name="P1" draw:layer="layout" svg:width="0.3cm" svg:height="0.1cm" svg:x="37.7cm" svg:y="4.6cm">
          <text:p/>
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35.1cm" svg:y1="5.6cm" svg:x2="35.7cm" svg:y2="4.8cm">
          <text:p/>
        </draw:line>
        <draw:line draw:style-name="gr12" draw:text-style-name="P7" draw:layer="layout" svg:x1="10.9cm" svg:y1="6cm" svg:x2="10.1cm" svg:y2="6.7cm">
          <text:p/>
        </draw:line>
        <draw:line draw:style-name="gr13" draw:text-style-name="P7" draw:layer="layout" svg:x1="13.3cm" svg:y1="7.1cm" svg:x2="13.3cm" svg:y2="5.901cm">
          <text:p/>
        </draw:line>
        <draw:line draw:style-name="gr12" draw:text-style-name="P7" draw:layer="layout" svg:x1="24.1cm" svg:y1="21.1cm" svg:x2="23.6cm" svg:y2="20cm">
          <text:p/>
        </draw:line>
        <draw:line draw:style-name="gr14" draw:text-style-name="P7" draw:layer="layout" svg:x1="9.9cm" svg:y1="9.3cm" svg:x2="6.6cm" svg:y2="9.3cm">
          <text:p/>
        </draw:line>
        <draw:line draw:style-name="gr14" draw:text-style-name="P7" draw:layer="layout" svg:x1="16.7cm" svg:y1="9.5cm" svg:x2="13.4cm" svg:y2="9.5cm">
          <text:p/>
        </draw:line>
        <draw:custom-shape draw:style-name="gr5" draw:text-style-name="P4" draw:layer="layout" svg:width="5.001cm" svg:height="2.8cm" draw:transform="skewX (0.0010471975511966) translate (16.503cm 12.7cm)">
          <text:p text:style-name="P1"><text:span text:style-name="T1"/></text:p>
          <text:p text:style-name="P2"><text:span text:style-name="T1"/></text:p>
          <text:p text:style-name="P2"><text:span text:style-name="T1"><text:s text:c="2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Room</text:span></text:p>
          <text:p text:style-name="P2"><text:span text:style-name="T1">#Room No.</text:span></text:p>
          <text:p text:style-name="P2"><text:span text:style-name="T1">*Building </text:span></text:p>
          <text:p text:style-name="P2"><text:span text:style-name="T1"/></text:p>
          <text:p text:style-name="P2"><text:span text:style-name="T1"><text:s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8.7cm" svg:y1="18.3cm" svg:x2="18.7cm" svg:y2="15.5cm">
          <text:p/>
        </draw:line>
        <draw:connector draw:style-name="gr17" draw:text-style-name="P8" draw:layer="layout" svg:x1="26.3cm" svg:y1="25.8cm" svg:x2="33.867cm" svg:y2="11.244cm" draw:start-shape="id1" draw:start-glue-point="2" svg:d="M26300 25800h4059v-14556h3508" svg:viewBox="0 0 7568 14557">
          <text:p/>
        </draw:connector>
        <draw:line draw:style-name="gr12" draw:text-style-name="P7" draw:layer="layout" svg:x1="18.8cm" svg:y1="12.6cm" svg:x2="18.9cm" svg:y2="9.7cm">
          <text:p/>
        </draw:line>
        <draw:line draw:style-name="gr12" draw:text-style-name="P7" draw:layer="layout" svg:x1="18.5cm" svg:y1="17.5cm" svg:x2="17.9cm" svg:y2="18.4cm">
          <text:p/>
        </draw:line>
        <draw:line draw:style-name="gr12" draw:text-style-name="P7" draw:layer="layout" svg:x1="18.863cm" svg:y1="17.4cm" svg:x2="19.363cm" svg:y2="18.5cm">
          <text:p/>
        </draw:line>
        <draw:ellipse draw:name="Shape9" draw:style-name="gr18" draw:text-style-name="P9" draw:layer="layout" svg:width="2.836cm" svg:height="2.231cm" draw:transform="skewX (0.158650429006285) rotate (1.23848563721518) translate (1.04cm 4.952cm)" draw:kind="arc" draw:start-angle="267.47" draw:end-angle="148">
          <text:p/>
        </draw:ellipse>
        <draw:line draw:style-name="gr12" draw:text-style-name="P7" draw:layer="layout" svg:x1="14.9cm" svg:y1="22.6cm" svg:x2="15.8cm" svg:y2="21.7cm">
          <text:p/>
        </draw:line>
        <draw:line draw:style-name="gr12" draw:text-style-name="P7" draw:layer="layout" svg:x1="15.7cm" svg:y1="23.8cm" svg:x2="14.9cm" svg:y2="22.9cm">
          <text:p/>
        </draw:line>
        <draw:line draw:style-name="gr12" draw:text-style-name="P7" draw:layer="layout" svg:x1="14.7cm" svg:y1="22.7cm" svg:x2="15.8cm" svg:y2="22.7cm">
          <text:p/>
        </draw:line>
        <draw:line draw:style-name="gr14" draw:text-style-name="P7" draw:layer="layout" svg:x1="13.7cm" svg:y1="22.6cm" svg:x2="11.5cm" svg:y2="22.6cm">
          <text:p/>
        </draw:line>
        <draw:line draw:style-name="gr15" draw:text-style-name="P7" draw:layer="layout" svg:x1="14.6cm" svg:y1="22.7cm" svg:x2="13.8cm" svg:y2="22.6cm">
          <text:p/>
        </draw:line>
        <draw:line draw:style-name="gr19" draw:text-style-name="P8" draw:layer="layout" svg:x1="9.299cm" svg:y1="7.519cm" svg:x2="10.901cm" svg:y2="7.582cm">
          <text:p/>
        </draw:line>
        <draw:line draw:style-name="gr19" draw:text-style-name="P8" draw:layer="layout" svg:x1="12.5cm" svg:y1="7.538cm" svg:x2="14.102cm" svg:y2="7.601cm">
          <text:p/>
        </draw:line>
        <draw:line draw:style-name="gr19" draw:text-style-name="P8" draw:layer="layout" svg:x1="25.2cm" svg:y1="8.4cm" svg:x2="26.802cm" svg:y2="8.463cm">
          <text:p/>
        </draw:line>
        <draw:line draw:style-name="gr19" draw:text-style-name="P8" draw:layer="layout" svg:x1="29cm" svg:y1="8.6cm" svg:x2="30.602cm" svg:y2="8.663cm">
          <text:p/>
        </draw:line>
        <draw:custom-shape draw:style-name="gr20" draw:text-style-name="P10" draw:layer="layout" svg:width="0.7cm" svg:height="1cm" svg:x="34.7cm" svg:y="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5.001cm" svg:height="2.8cm" draw:transform="skewX (0.0010471975511966) translate (16.499cm 26.2cm)">
          <text:p text:style-name="P1"><text:span text:style-name="T1"/></text:p>
          <text:p text:style-name="P2"><text:span text:style-name="T1">o</text:span></text:p>
          <text:p text:style-name="P2"><text:span text:style-name="T1"><text:s text:c="2"/></text:span></text:p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STRING</text:span></text:p>
          <text:p>oHarp</text:p>
          <text:p>oViolin</text:p>
          <text:p>oGuitar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001cm" svg:height="2.8cm" draw:transform="skewX (0.0010471975511966) translate (22.399cm 17.078cm)">
          <text:p text:style-name="P1"><text:span text:style-name="T1"/></text:p>
          <text:p text:style-name="P2"><text:span text:style-name="T1"/></text:p>
          <text:p text:style-name="P2"><text:span text:style-name="T1"><text:s text:c="2"/></text:span></text:p>
          <text:p text:style-name="P2"><text:span text:style-name="T1"/></text:p>
          <text:p text:style-name="P2"><text:span text:style-name="T1">Rental</text:span></text:p>
          <text:p text:style-name="P2"><text:span text:style-name="T1">*Code</text:span></text:p>
          <text:p text:style-name="P2"><text:span text:style-name="T1"><text:s/></text:span><text:span text:style-name="T1">*Fee</text:span></text:p>
          <text:p text:style-name="P2"><text:span text:style-name="T1">*time rented</text:span></text:p>
          <text:p text:style-name="P2"><text:span text:style-name="T1">*instrument rented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5.001cm" svg:height="2.2cm" draw:transform="skewX (0.000872664625997165) translate (16.302cm 20.6cm)">
          <text:p text:style-name="P1"><text:span text:style-name="T1"/></text:p>
          <text:p text:style-name="P2"><text:span text:style-name="T1"/></text:p>
          <text:p text:style-name="P2"><text:span text:style-name="T1"><text:s/></text:span></text:p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Woodwind</text:span></text:p>
          <text:p text:style-name="P2"><text:span text:style-name="T1">oTinwhistle </text:span></text:p>
          <text:p text:style-name="P2"><text:span text:style-name="T1">oFlute 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3.6cm" svg:height="1.661cm" svg:x="16.2cm" svg:y="18.8cm">
          <draw:text-box>
            <text:p text:style-name="P2"><text:span text:style-name="T1">Instruments</text:span></text:p>
            <text:p text:style-name="P2"><text:span text:style-name="T1">#ID</text:span></text:p>
            <text:p text:style-name="P2"><text:span text:style-name="T1">*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112%" draw:distance="72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5:33:42.382000000</meta:creation-date>
    <dc:date>2017-04-14T17:22:27.714000000</dc:date>
    <meta:editing-duration>PT17H28M25S</meta:editing-duration>
    <meta:editing-cycles>37</meta:editing-cycles>
    <meta:generator>LibreOffice/5.3.0.3$Windows_x86 LibreOffice_project/7074905676c47b82bbcfbea1aeefc84afe1c50e1</meta:generator>
    <meta:document-statistic meta:object-count="65"/>
  </office:meta>
</office:document-meta>
</file>